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1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3"/>
        <table:table-row table:style-name="ro1">
          <table:table-cell table:style-name="ce1" office:value-type="string" calcext:value-type="string">
            <text:p>CAB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ODOMETER READING</text:p>
          </table:table-cell>
          <table:table-cell table:style-name="Default" office:value-type="string" calcext:value-type="string" table:number-columns-spanned="2" table:number-rows-spanned="1">
            <text:p>_______________________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ENGINE HOURS READING</text:p>
          </table:table-cell>
          <table:table-cell table:style-name="Default" office:value-type="string" calcext:value-type="string" table:number-columns-spanned="2" table:number-rows-spanned="1">
            <text:p>___________________HRS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FUEL TANK IS FULL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ALL GAUGES ARE IN WORKING ORDE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BATTERY GAUGE READING</text:p>
          </table:table-cell>
          <table:table-cell table:style-name="Default" office:value-type="string" calcext:value-type="string" table:number-columns-spanned="2" table:number-rows-spanned="1">
            <text:p>_______________________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OIL PRESSURE READING</text:p>
          </table:table-cell>
          <table:table-cell table:style-name="Default" office:value-type="string" calcext:value-type="string" table:number-columns-spanned="2" table:number-rows-spanned="1">
            <text:p>_______________________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AIR PRESSURE READING</text:p>
          </table:table-cell>
          <table:table-cell table:style-name="Default" office:value-type="string" calcext:value-type="string" table:number-columns-spanned="2" table:number-rows-spanned="1">
            <text:p>_______________________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LOW AIR ALARM SOUNDS AT</text:p>
          </table:table-cell>
          <table:table-cell table:style-name="Default" office:value-type="string" calcext:value-type="string" table:number-columns-spanned="2" table:number-rows-spanned="1">
            <text:p>_______________________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HORNS AND SIRENS WORK PROPERLY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HEADLIGHTS WORKING (HIGH AND LOW)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EMERGENCY LIGHTS WORKING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BRAKE LIGHTS WORKING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DIRECTIONAL LIGHTS AND 4-WAY FLASHERS ARE WORKING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REVERSE LIGHTS WORKING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GROUND LIGHTS WORKING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COMPARTMENT LIGHTS WORKING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FAST IDLE WORKING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RUN GENERATO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TEST ON SPOT CHAIN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– CDM 1250 REMOTE HEAD ULTRA HIGH BAND RADIO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– CDM 1250 REMOTE HEAD LOW BAND RADIO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WIRELESS HEADSET CONTROLLE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WINDSHIELD WIPERS WORKING AND IN GOOD CONDITION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ARROW BAR CONTROL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WASHER FLUID FILL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WINDOWS AND MIRRORS CLEAN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THERMAL IMAGING CAMERA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TABLET/CHARGER/KEYBOARD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KNOX BOX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4 GAS METE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6 BANK PORTABLE CHARGE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ENGINE COMPARTMENT CLEAN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CRANK CASE OIL AT PROPER LEVEL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COOLANT AT PROPER LEVEL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TRANSMISSION OIL AT PROPER LEVEL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5 – SCBA READY FOR US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5 – VULCAN STREAMLIGHTS CHARGED AND IN WORKING ORDE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– 4’ NEW YORK ROOF HOOK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– HALLIGAN BA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– CABLE CUTTERS &amp; WINDOW PUNCH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– 2 ½ GALLON WATER CAN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– GAS METE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MARRIED SET OF IRON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HYDRA RAM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– 3’ D HANDLE ROOF HOOK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BAILOUT BAGS (4 COUNT)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table:style-name="ce1" office:value-type="string" calcext:value-type="string">
            <text:p>CAB (CON’T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3 – SPARE SCBA MASK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 – PAR BOX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FIRE PUMP PANEL AND PUMP A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NGER DECK GUN (AND TIP MOUNT)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 – 25’ 5” LDH ROLL (IN DROP TRAY)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4 – STORTZ SPANNER WRENCH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 – SPANNER WRENCH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WATER TANK FULL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FOAM TANK FULL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IRST COMPARTMENT DRIVERS S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– VULCAN HAND LIGHT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LIGHT TOWER CONTROL BOX (TEST LIGHT TOWER)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 – HOSE STRAP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– LZ KIT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KEY FOR F.D.C.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SPRINKLER ADAPTE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table:style-name="ce2" office:value-type="string" calcext:value-type="string">
            <text:p>4 – 5”x4” STORTZ ADAPTER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– 4”x2.5” FEMALE ADAPTE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– 4”x2.5” MALE ADAPTE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TFT FOR 2.5” BLITZ LIN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DUMPSTER ADAPTE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TFT FOR DECK GUN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table:style-name="ce2" office:value-type="string" calcext:value-type="string">
            <text:p>MISC ADAPTER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 – 2.5” DOUBLE MALE ADAPTE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 – 2.5” DOUBLE FEMALE ADAPTE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5’ EXTENSION CORD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BATTERY WRENCH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SECOND COMPARTMENT DRIVERS SIDE TOP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TOOL BOX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STANDPIPE PACK (100 FEET)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table:style-name="ce2" office:value-type="string" calcext:value-type="string">
            <text:p>STANDPIPE EQUIPMENT BAG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MEDICAL KIT / DEFIBRILATO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KEY BOX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SCBA TUBES ABOVE DRIVER SIDE REAR WHEEL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2 – 4500 PSI SPARE CYLINDER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 table:number-rows-repeated="4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THIRD COMPARTMENT DRIVERS SIDE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3 -SCBA (WITH MASKS)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 – SCBA SPARE BOTTLE STORAG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LEAK KIT / PLUG KIT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 - HAZMAT BIN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4 – SPEEDY DRY (5 GAL)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table:style-name="ce2" office:value-type="string" calcext:value-type="string">
            <text:p>1 – 150’ SEARCH LINE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SEARCH LINE BIN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REAR COMPART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IHL 460 R (AND TOOLS)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STIHL DEMOLITION SAW (AND TOOLS)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.5 GALLON 50:1 FUEL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table:style-name="ce2" office:value-type="string" calcext:value-type="string">
            <text:p>SUCTION STRAINE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BOROUGH ADAPTE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5 – ROAD CONE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HYDRANT KIT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LADDER COMPARTMENT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1 – 24’ EXTENSION LADDE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– 14’ ROOF LADDE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– 10’ ATTIC LADDE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 – 10’ PIKE POLE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table:style-name="ce2" office:value-type="string" calcext:value-type="string">
            <text:p>1 – LDH HOOK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HOSE BED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1 – 2 1/2” 300’ PRE-CONNECT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5” LDH 1100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– 1 3/4” 400’ PRE-CONNECT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– 1 3/4” 200’ PRE-CONNECT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SCENE LIGHTS WORKING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DECK LIGHTS WORKING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HOSE BED COVERS WORKING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OFFICER SIDE REAR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CO2 EXTINGUISHE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ABC EXTINGUISHE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SMOKE EJECTO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SMOKE EJECTOR BRACKET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3 – ELECTRICAL CORD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 – LED SCENE LIGHT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ELECTRICAL ADAPTER STORAGE CONTAINE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3 – SALVAGE COVER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– 10’ YELLOW RUNNE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CHIMNEY KIT BUCKET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CHIMNEY BOX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OFFICER SIDE REAR (CON’T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 – UTILITY ROPE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– 10 LB CHIMNEY EXTINGUISHE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OFFICER SIDE CENTER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BOLT CUTTER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4’ D HANDLER ROOF HOOK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KILLER OVERHAUL TOOL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4’ PIKE POL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TNT TOOL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0 LB SLEDGEHAMME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table:style-name="ce2" office:value-type="string" calcext:value-type="string">
            <text:p>5’ BOSTON RAK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PICKHEAD AX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FLATHEAD AX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SCBA TUBES ABOVE REAR WHE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 – 4500 PSI SPARE CYLINDER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FIRST COMPARTMENT OFFICER S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– 50’ x 5” FILL LIN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– 50’ x 2 1/2” FILL LIN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– 10’ x 6” SOFT SUCTION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 – 5 GALLON SILVEX CLASS A FOAM BUCKET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– FOAM PICK UP TUBE 95 GPM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– FOAM PICK UP TUBE 120 GPM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– FOAM NOZZL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– FOAM ASPIRATO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– FOAM BUCKET WRENCH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– MALLET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PUMP PANEL OFFICER SIDE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00’ CORD REEL &amp; DISTRIBUTION BLOCK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5’ 5” LDH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5’ 2.5” LIN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4 – STORTZ SPANNER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 – SPANNER WRENCH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RONT BUMPER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100’ TRASH LIN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BELL IN WORKING ORDE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 table:number-rows-repeated="35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 INSPECTED</text:p>
          </table:table-cell>
          <table:table-cell table:style-name="Default" office:value-type="string" calcext:value-type="string">
            <text:p>_______________________</text:p>
          </table:table-cell>
          <table:table-cell table:style-name="Default"/>
        </table:table-row>
        <table:table-row table:style-name="ro1">
          <table:table-cell office:value-type="string" calcext:value-type="string">
            <text:p>PERSONNEL COMPLETING INSPECTION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 <text:s text:c="2"/>________________________________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 <text:s text:c="2"/>________________________________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 <text:s text:c="2"/>________________________________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OFFICER SIGNATURE __________________________________________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OMMENT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_______________________________________________________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_______________________________________________________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_______________________________________________________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_______________________________________________________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_______________________________________________________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_______________________________________________________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_______________________________________________________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_______________________________________________________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_______________________________________________________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2pt" fo:font-weight="bold"/>
    </style:style>
  </office:automatic-styles>
  <office:master-styles>
    <style:master-page style:name="Default" style:page-layout-name="Mpm1">
      <style:header>
        <style:region-left>
          <text:p>Date __________</text:p>
        </style:region-left>
        <style:region-center>
          <text:p><text:span text:style-name="MT1">Dayville Fire Company</text:span></text:p>
          <text:p>Engine Tank 163</text:p>
          <text:p/>
        </style:region-center>
        <style:region-right>
          <text:p>Page <text:page-number>1</text:page-number> of 5</text:p>
        </style:region-right>
      </style:header>
      <style:header-left style:display="false"/>
      <style:footer>
        <style:region-right>
          <text:p>Officer: ________________________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 style:data-style-name="N2" text:time-value="13:55:12.4384006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14:27:24.346205159</meta:creation-date>
    <dc:date>2017-03-22T14:52:52.312537877</dc:date>
    <meta:editing-duration>PT41M59S</meta:editing-duration>
    <meta:editing-cycles>9</meta:editing-cycles>
    <meta:generator>LibreOffice/5.2.2.2$Linux_X86_64 LibreOffice_project/20m0$Build-2</meta:generator>
    <meta:document-statistic meta:table-count="1" meta:cell-count="457" meta:object-count="0"/>
  </office:meta>
</office:document-meta>
</file>